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8f5" officeooo:paragraph-rsid="000778f5"/>
    </style:style>
    <style:style style:name="P2" style:family="paragraph" style:parent-style-name="Standard">
      <style:text-properties officeooo:rsid="0007a2d4" officeooo:paragraph-rsid="0007a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 o’zgardi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7:55:55.345424155</meta:creation-date>
    <dc:date>2023-07-03T18:03:18.685411882</dc:date>
    <meta:editing-duration>PT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